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82cm"/>
      <style:text-properties fo:color="#383a42" loext:opacity="100%" style:font-name="Consolas" fo:font-size="6pt" fo:font-weight="normal" officeooo:paragraph-rsid="0004d74c" fo:background-color="#fafafa"/>
    </style:style>
    <style:style style:name="P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383a42" loext:opacity="100%" officeooo:paragraph-rsid="0004d74c" fo:background-color="#fafafa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4d74c"/>
    </style:style>
    <style:style style:name="P4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paragraph-rsid="0004d74c"/>
    </style:style>
    <style:style style:name="P5" style:family="paragraph" style:parent-style-name="Standard">
      <style:paragraph-properties fo:text-align="start" style:justify-single-word="false" style:writing-mode="lr-tb"/>
      <style:text-properties fo:font-size="20pt" style:text-underline-style="none" fo:font-weight="bold" officeooo:rsid="0004d74c" officeooo:paragraph-rsid="0004d74c" style:font-size-asian="20pt" style:font-weight-asian="bold" style:font-size-complex="20pt" style:font-weight-complex="bold"/>
    </style:style>
    <style:style style:name="T1" style:family="text">
      <style:text-properties style:font-name="Segoe UI" fo:font-size="10pt" style:text-underline-style="solid" style:text-underline-width="auto" style:text-underline-color="font-color" style:font-size-asian="10pt" style:font-name-complex="Segoe UI1" style:font-size-complex="10pt"/>
    </style:style>
    <style:style style:name="T2" style:family="text">
      <style:text-properties style:font-name="Segoe UI" fo:font-size="10pt" style:text-underline-style="solid" style:text-underline-width="auto" style:text-underline-color="font-color" officeooo:rsid="0004d74c" style:font-size-asian="10pt" style:font-name-complex="Segoe UI1" style:font-size-complex="10pt"/>
    </style:style>
    <style:style style:name="T3" style:family="text">
      <style:text-properties style:font-name="Segoe UI" fo:font-size="10pt" style:font-size-asian="10pt" style:font-name-complex="Segoe UI1" style:font-size-complex="10pt"/>
    </style:style>
    <style:style style:name="T4" style:family="text">
      <style:text-properties style:font-name="Segoe UI" fo:font-size="10pt" officeooo:rsid="0004d74c" style:font-size-asian="10pt" style:font-name-complex="Segoe UI1" style:font-size-complex="10pt"/>
    </style:style>
    <style:style style:name="T5" style:family="text">
      <style:text-properties style:font-name="Segoe UI" fo:font-size="10pt" style:text-underline-style="none" style:font-size-asian="10pt" style:font-name-complex="Segoe UI1" style:font-size-complex="10pt"/>
    </style:style>
    <style:style style:name="T6" style:family="text">
      <style:text-properties style:font-name="Segoe UI" fo:font-size="10pt" style:text-underline-style="none" officeooo:rsid="0004d74c" style:font-size-asian="10pt" style:font-name-complex="Segoe UI1" style:font-size-complex="10pt"/>
    </style:style>
    <style:style style:name="T7" style:family="text">
      <style:text-properties style:font-name="Segoe UI" style:font-name-complex="Segoe UI1"/>
    </style:style>
    <style:style style:name="T8" style:family="text">
      <style:text-properties style:font-name="Segoe UI" officeooo:rsid="0004d74c" style:font-name-complex="Segoe UI1"/>
    </style:style>
    <style:style style:name="T9" style:family="text">
      <style:text-properties style:font-name="Consolas" fo:font-size="6pt" fo:font-weight="normal" style:font-size-asian="10pt" style:font-name-complex="Segoe UI1" style:font-size-complex="10pt"/>
    </style:style>
    <style:style style:name="T10" style:family="text">
      <style:text-properties fo:color="#a626a4" loext:opacity="100%" style:font-name="Consolas" fo:font-size="6pt" fo:font-weight="normal" style:font-size-asian="10pt" style:font-name-complex="Segoe UI1" style:font-size-complex="10pt"/>
    </style:style>
    <style:style style:name="T11" style:family="text">
      <style:text-properties fo:color="#4078f2" loext:opacity="100%" style:font-name="Consolas" fo:font-size="6pt" fo:font-weight="normal" style:font-size-asian="10pt" style:font-name-complex="Segoe UI1" style:font-size-complex="10pt"/>
    </style:style>
    <style:style style:name="T12" style:family="text">
      <style:text-properties fo:color="#e45649" loext:opacity="100%" style:font-name="Consolas" fo:font-size="6pt" fo:font-weight="normal" style:font-size-asian="10pt" style:font-name-complex="Segoe UI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N</text:span><text:span text:style-name="T7">OT SURE IF RELEVANT ANYMORE</text:span></text:p>
      <text:p text:style-name="P3"><text:span text:style-name="T2">1) Enums: </text:span><text:span text:style-name="T1"><text:s/>Loose and strict mode:</text:span><text:bookmark text:name="OLE_LINK32"/><text:bookmark text:name="OLE_LINK34"/><text:bookmark text:name="OLE_LINK72"/><text:bookmark text:name="OLE_LINK73"/><text:span text:style-name="T5"><text:tab/></text:span><text:span text:style-name="T6">didn’t find any reference in howto</text:span></text:p>
      <text:p text:style-name="P4"><text:bookmark-start text:name="OLE_LINK104"/><text:bookmark-start text:name="OLE_LINK63"/><text:bookmark-start text:name="OLE_LINK64"/><text:span text:style-name="T3">This allows for a form of enum checking by the compiler. In strict mode, the value an enum variable gets assigned must be of the defined enum integer type. A cast can be used to go from strict to loose mode, or vice versa.</text:span><text:bookmark-end text:name="OLE_LINK104"/><text:bookmark-end text:name="OLE_LINK63"/><text:bookmark-end text:name="OLE_LINK64"/></text:p>
      <text:p text:style-name="P2"><text:span text:style-name="T3"> </text:span><text:span text:style-name="T9">log2 :</text:span><text:span text:style-name="T10">=</text:span><text:span text:style-name="T9"> </text:span><text:span text:style-name="T11">cast</text:span><text:span text:style-name="T9">(</text:span><text:span text:style-name="T12">Log_Mode</text:span><text:span text:style-name="T9">.</text:span><text:span text:style-name="T12">loose</text:span><text:span text:style-name="T9">) </text:span><text:span text:style-name="T12">Log_Mode</text:span><text:span text:style-name="T9">.</text:span><text:span text:style-name="T12">MINIMAL</text:span><text:span text:style-name="T9">;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9:49:14.604000000</meta:creation-date>
    <dc:date>2022-09-24T19:50:24.693000000</dc:date>
    <meta:editing-duration>PT1M10S</meta:editing-duration>
    <meta:editing-cycles>1</meta:editing-cycles>
    <meta:document-statistic meta:table-count="0" meta:image-count="0" meta:object-count="0" meta:page-count="1" meta:paragraph-count="4" meta:word-count="65" meta:character-count="365" meta:non-whitespace-character-count="302"/>
    <meta:generator>LibreOffice/7.2.7.2$Windows_X86_64 LibreOffice_project/8d71d29d553c0f7dcbfa38fbfda25ee34cce99a2</meta:generator>
  </office:meta>
</office:document-meta>
</file>